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1mm"/>
    </style:style>
    <style:style style:name="co2" style:family="table-column">
      <style:table-column-properties fo:break-before="auto" style:column-width="32.74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mented old frame</text:p>
          </table:table-cell>
          <table:table-cell table:style-name="ce1" office:value-type="string" calcext:value-type="string">
            <text:p>Added new fr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ODO</text:p>
          </table:table-cell>
          <table:table-cell table:style-name="ce1" table:number-columns-repeated="102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gTr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ToDo</text:p>
          </table:table-cell>
          <table:table-cell office:value-type="string" calcext:value-type="string">
            <text:p>Situati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reeSelector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rivedTre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lementaryTree</text:p>
          </table:table-cell>
          <table:table-cell office:value-type="string" calcext:value-type="string">
            <text:p>updateFrameSem: include relations was hopefully prooperly righ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reeDeriver</text:p>
          </table:table-cell>
          <table:table-cell office:value-type="string" calcext:value-type="string">
            <text:p>frames not merged and no cleanup (as with old frame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MDerivationBuilder</text:p>
          </table:table-cell>
          <table:table-cell office:value-type="string" calcext:value-type="string">
            <text:p>TODO: looks doable but takes too much time atm, builds the output. Maybe refactor anyway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rivedTreeViewer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arseTreeCollecti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iewTreeBuild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TreeDisplay</text:p>
          </table:table-cell>
          <table:table-cell office:value-type="string" calcext:value-type="string">
            <text:p>probably only „GUI“-fram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ViewTree</text:p>
          </table:table-cell>
          <table:table-cell office:value-type="string" calcext:value-type="string">
            <text:p>nothing to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raphExplorer</text:p>
          </table:table-cell>
          <table:table-cell office:value-type="string" calcext:value-type="string">
            <text:p>probably only „GUI“-frame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MLTTMCTAGRea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s</text:p>
          </table:table-cell>
          <table:table-cell office:value-type="string" calcext:value-type="string">
            <text:p>mergeFrames method (used in TreeDeriver) not adapted. Hopefullly we can avoid a mergeFrameSem he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rameUpdater</text:p>
          </table:table-cell>
          <table:table-cell office:value-type="string" calcext:value-type="string">
            <text:p>include Relations in renam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8.11. Feierabend next step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in the mood, do treeselector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n, find out if DOMDerivaitonBUilder is necessary for graphic output and XML out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so, refactor and find out if it works, this could be do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not, debug and see where we get „lost“: breakpoints in all classes mentioned abov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th simon: find out how to run a GUI like the one online locally, make this the default output of TuLi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al could be to have the beautiful display thing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 style:data-style-name="N2" text:time-value="10:19:48.6468959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07:24.305473461</meta:creation-date>
    <dc:date>2018-11-27T10:57:22.122229398</dc:date>
    <meta:editing-duration>PT4H59M48S</meta:editing-duration>
    <meta:editing-cycles>38</meta:editing-cycles>
    <meta:generator>LibreOffice/5.1.6.2$Linux_X86_64 LibreOffice_project/10m0$Build-2</meta:generator>
    <meta:document-statistic meta:table-count="1" meta:cell-count="57" meta:object-count="0"/>
  </office:meta>
</office:document-meta>
</file>